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73cm"/>
    </style:style>
    <style:style style:name="co3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Days between</text:p>
          </table:table-cell>
          <table:table-cell office:value-type="date" office:date-value="1980-01-01" calcext:value-type="date">
            <text:p>01/01/198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'(366+3*365)*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5" table:formula="of:=[.D1]+((366+3*365)*[.B2])" office:value-type="date" office:date-value="2016-01-01" calcext:value-type="date">
            <text:p>01/01/2016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RTC valid until</text:p>
          </table:table-cell>
          <table:table-cell table:style-name="ce6" table:formula="of:=[.D2]+4095" office:value-type="date" office:date-value="2027-03-19" calcext:value-type="date">
            <text:p>19/03/20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rco Rossi</meta:initial-creator>
    <meta:creation-date>2022-05-10T16:07:35.844376061</meta:creation-date>
    <dc:date>2022-05-10T16:23:04.190641672</dc:date>
    <dc:creator>Marco Rossi</dc:creator>
    <meta:editing-duration>PT15M28S</meta:editing-duration>
    <meta:editing-cycles>1</meta:editing-cycles>
    <meta:document-statistic meta:table-count="1" meta:cell-count="8" meta:object-count="0"/>
    <meta:generator>LibreOffice/7.2.5.2$MacOSX_X86_64 LibreOffice_project/499f9727c189e6ef3471021d6132d4c694f357e5</meta:generator>
  </office:meta>
</office:document-meta>
</file>